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7cm" style:rel-width="100%" table:align="center"/>
    </style:style>
    <style:style style:name="Tabell1.A" style:family="table-column">
      <style:table-column-properties style:column-width="2.623cm" style:rel-column-width="10111*"/>
    </style:style>
    <style:style style:name="Tabell1.B" style:family="table-column">
      <style:table-column-properties style:column-width="2.893cm" style:rel-column-width="11151*"/>
    </style:style>
    <style:style style:name="Tabell1.C" style:family="table-column">
      <style:table-column-properties style:column-width="2.937cm" style:rel-column-width="11321*"/>
    </style:style>
    <style:style style:name="Tabell1.D" style:family="table-column">
      <style:table-column-properties style:column-width="2.798cm" style:rel-column-width="10784*"/>
    </style:style>
    <style:style style:name="Tabell1.E" style:family="table-column">
      <style:table-column-properties style:column-width="3.879cm" style:rel-column-width="14952*"/>
    </style:style>
    <style:style style:name="Tabell1.F" style:family="table-column">
      <style:table-column-properties style:column-width="1.871cm" style:rel-column-width="7216*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office:value-type="string">
            <text:p text:style-name="P1">Granska register</text:p>
          </table:table-cell>
          <table:table-cell office:value-type="string">
            <text:p text:style-name="P1">Barnets förnamn</text:p>
          </table:table-cell>
          <table:table-cell office:value-type="string">
            <text:p text:style-name="P1">Födelsedatum</text:p>
          </table:table-cell>
          <table:table-cell office:value-type="string">
            <text:p text:style-name="P1">Födelseort</text:p>
          </table:table-cell>
          <table:table-cell office:value-type="string">
            <text:p text:style-name="P1">Föräldrarnas namn</text:p>
          </table:table-cell>
          <table:table-cell office:value-type="string">
            <text:p text:style-name="P2">Visa bilder<text:bookmark text:name="sRes-0"/></text:p>
          </table:table-cell>
        </table:table-row>
        <table:table-row>
          <table:table-cell office:value-type="string">
            <text:p text:style-name="P3"><text:a xlink:type="simple" xlink:href="http://search.ancestry.se/cgi-bin/sse.dll?indiv=1&amp;db=swedenparishbirths&amp;gss=angs-d&amp;new=1&amp;rank=1&amp;gsfn=Alma+Susanna+Emilia+&amp;gsfn_x=1&amp;gsln_x=NN&amp;msbdd=22&amp;msbdd_x=1&amp;msbdm=6&amp;msbdm_x=1&amp;msbdy=1887&amp;msbdy_x=1&amp;ti=5552&amp;pcat=34&amp;fh=0&amp;h=31738268&amp;recoff=7+8+9&amp;frasubs=4294967296&amp;fra=d7fec61446e0fa3e7cbbc21e9eb19d10&amp;ml_rpos=1" text:style-name="Internet_20_link" text:visited-style-name="Visited_20_Internet_20_Link">Visa register</text:a></text:p>
          </table:table-cell>
          <table:table-cell office:value-type="string">
            <text:p text:style-name="P3">Alma Susanna Emilia</text:p>
          </table:table-cell>
          <table:table-cell office:value-type="string">
            <text:p text:style-name="P3">22 jun 1887</text:p>
          </table:table-cell>
          <table:table-cell office:value-type="string">
            <text:p text:style-name="P3">Virserum, Kalmar</text:p>
          </table:table-cell>
          <table:table-cell office:value-type="string">
            <text:p text:style-name="P3">Emma Sofia Persdotter</text:p>
          </table:table-cell>
          <table:table-cell office:value-type="string">
            <text:p text:style-name="P4"><draw:a xlink:type="simple" xlink:href="http://search.ancestry.se/iexec?htx=View&amp;r=5552&amp;dbid=2262&amp;iid=SC-684_100008__97-008300&amp;fn=Alma+Susanna+Emilia&amp;ln=&amp;st=d&amp;ssrc=&amp;pid=31738268&amp;frasubs=4294967296&amp;fra=5607afc915f8865ad1ece5378f84dd00"><draw:frame draw:style-name="fr1" draw:name="Bild1" text:anchor-type="as-char" svg:width="0.423cm" svg:height="0.423cm" draw:z-index="0"><draw:image xlink:href="http://c.mfcreative.com//i/search/mag_m.gif" xlink:type="simple" xlink:show="embed" xlink:actuate="onLoad"/></draw:frame></draw:a><text:bookmark text:name="sRes-1"/></text:p>
          </table:table-cell>
        </table:table-row>
        <table:table-row>
          <table:table-cell office:value-type="string">
            <text:p text:style-name="P3"><text:a xlink:type="simple" xlink:href="http://search.ancestry.se/cgi-bin/sse.dll?indiv=1&amp;db=swedenparishbirths&amp;gss=angs-d&amp;new=1&amp;rank=1&amp;gsfn=Alma+Susanna+Emilia+&amp;gsfn_x=1&amp;gsln_x=NN&amp;msbdd=22&amp;msbdd_x=1&amp;msbdm=6&amp;msbdm_x=1&amp;msbdy=1887&amp;msbdy_x=1&amp;ti=5552&amp;pcat=34&amp;fh=1&amp;h=5440638&amp;recoff=7+8+9&amp;frasubs=4294967296&amp;fra=125371170123ff5be9aec53270e11963&amp;ml_rpos=2" text:style-name="Internet_20_link" text:visited-style-name="Visited_20_Internet_20_Link">Visa register</text:a></text:p>
          </table:table-cell>
          <table:table-cell office:value-type="string">
            <text:p text:style-name="P3">Alma Susanna Emilia</text:p>
          </table:table-cell>
          <table:table-cell office:value-type="string">
            <text:p text:style-name="P3">22 jun 1887</text:p>
          </table:table-cell>
          <table:table-cell office:value-type="string">
            <text:p text:style-name="P3">Skirö, Jönköping</text:p>
          </table:table-cell>
          <table:table-cell office:value-type="string">
            <text:p text:style-name="P3">Emma Gustafva Petersdotter</text:p>
          </table:table-cell>
          <table:table-cell office:value-type="string">
            <text:p text:style-name="P4"><draw:a xlink:type="simple" xlink:href="http://search.ancestry.se/iexec?htx=View&amp;r=5552&amp;dbid=2262&amp;iid=SC-619_100006__94-009000&amp;fn=Alma+Susanna+Emilia&amp;ln=&amp;st=d&amp;ssrc=&amp;pid=5440638&amp;frasubs=4294967296&amp;fra=42231bf16aeb99ad91c2fabb94994534"><draw:frame draw:style-name="fr1" draw:name="Bild2" text:anchor-type="as-char" svg:width="0.423cm" svg:height="0.423cm" draw:z-index="1"><draw:image xlink:href="http://c.mfcreative.com//i/search/mag_m.gif" xlink:type="simple" xlink:show="embed" xlink:actuate="onLoad"/></draw:frame></draw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09:20:54.945269761</meta:creation-date>
    <dc:date>2015-05-20T09:21:51.978885899</dc:date>
    <meta:editing-duration>PT57S</meta:editing-duration>
    <meta:editing-cycles>1</meta:editing-cycles>
    <meta:document-statistic meta:table-count="1" meta:image-count="2" meta:object-count="0" meta:page-count="1" meta:paragraph-count="18" meta:word-count="36" meta:character-count="246" meta:non-whitespace-character-count="226"/>
    <meta:generator>LibreOffice/4.4.2.2$Linux_X86_64 LibreOffice_project/40m0$Build-2</meta:generator>
  </office:meta>
</office:document-meta>
</file>